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39b8" officeooo:paragraph-rsid="000771fa"/>
    </style:style>
    <style:style style:name="P2" style:family="paragraph" style:parent-style-name="Standard">
      <style:text-properties officeooo:rsid="001d300b" officeooo:paragraph-rsid="000771fa"/>
    </style:style>
    <style:style style:name="P3" style:family="paragraph" style:parent-style-name="Standard">
      <style:text-properties officeooo:rsid="001e7f40" officeooo:paragraph-rsid="000771fa"/>
    </style:style>
    <style:style style:name="P4" style:family="paragraph" style:parent-style-name="Standard">
      <style:paragraph-properties fo:break-before="page"/>
      <style:text-properties officeooo:rsid="001b39b8" officeooo:paragraph-rsid="000771fa"/>
    </style:style>
    <style:style style:name="T1" style:family="text">
      <style:text-properties officeooo:rsid="00200212"/>
    </style:style>
    <style:style style:name="T2" style:family="text">
      <style:text-properties officeooo:rsid="001b39b8"/>
    </style:style>
    <style:style style:name="T3" style:family="text">
      <style:text-properties officeooo:rsid="001e7f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orking with the Software (interface):</text:p>
      <text:p text:style-name="P1"/>
      <text:p text:style-name="P1">Menu and Submenu:</text:p>
      <text:p text:style-name="P1">1. File:</text:p>
      <text:p text:style-name="P1"><text:tab/>Menu containing usual File submenus.</text:p>
      <text:p text:style-name="P1"><text:s text:c="4"/>Submenu:</text:p>
      <text:p text:style-name="P1"><text:tab/>Exit:</text:p>
      <text:p text:style-name="P1"><text:tab/><text:tab/>Used for Exiting from the Main Window</text:p>
      <text:p text:style-name="P1">2. Edit:</text:p>
      <text:p text:style-name="P1"><text:tab/><text:span text:style-name="T1">Menu containing Edit Submenus</text:span></text:p>
      <text:p text:style-name="P1"><text:s text:c="4"/>Submenu:</text:p>
      <text:p text:style-name="P1"><text:tab/>Settings:</text:p>
      <text:p text:style-name="P1"><text:tab/><text:tab/>Shows the details of Microcontrollers(Arduinoes) and Webcams connected to the system and allows user to choose <text:s/>from the available list. OK button is to be pressed after selecting the Arduino and Webcam from the Combo-Box.</text:p>
      <text:p text:style-name="P1">3. Help:</text:p>
      <text:p text:style-name="P1"><text:tab/><text:span text:style-name="T1">Menu containing Help Submenus</text:span></text:p>
      <text:p text:style-name="P1"><text:s text:c="4"/>Submenu:</text:p>
      <text:p text:style-name="P1"><text:s text:c="4"/><text:tab/>About:</text:p>
      <text:p text:style-name="P1"><text:tab/><text:tab/>This submenu creates a new window and shows the details about the Project and the team that created it.</text:p>
      <text:p text:style-name="P1"/>
      <text:p text:style-name="P1">Working with the First Window:</text:p>
      <text:p text:style-name="P2">1. Start Capturing:</text:p>
      <text:p text:style-name="P2"><text:tab/>Click on this button to start capturing the frames.The frames get saved in the same directory as with name as same as the date.</text:p>
      <text:p text:style-name="P2">2. Stop Capturing:</text:p>
      <text:p text:style-name="P2"><text:tab/>Click on this button to stop the capturing process as and when required. This can be used in the middle of the operation as well. </text:p>
      <text:p text:style-name="P2">3. Show 3D:</text:p>
      <text:p text:style-name="P2"><text:tab/>Click on this button to get the final Scatter plot of the coordinates so obtained using Matplotlib.</text:p>
      <text:p text:style-name="P2">4. Set RGB values:</text:p>
      <text:p text:style-name="P2"><text:tab/>Set the RGB values by manually entering the the values between 0-255 as per requirementand click on the “Set RGB values” button to apply the changes.<text:span text:style-name="T2"><text:tab/><text:tab/></text:span></text:p>
      <text:p text:style-name="P3">5. Progress bar:</text:p>
      <text:p text:style-name="P1"><text:tab/><text:span text:style-name="T3">The progress bar indicates the current progress in accordance with the rotation of the Stepper motor that rotates the turn table. The process can also be stopped/abborted in the middle by pressing the “Stop Capturing” button.</text:span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09:48:12.659581170</dc:date>
    <meta:document-statistic meta:table-count="0" meta:image-count="0" meta:object-count="0" meta:page-count="1" meta:paragraph-count="28" meta:word-count="243" meta:character-count="1457" meta:non-whitespace-character-count="1204"/>
    <meta:generator>LibreOffice/4.2.8.2$Linux_X86_64 LibreOffice_project/420m0$Build-2</meta:generator>
  </office:meta>
</office:document-meta>
</file>